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DejaVu Sans Mono" svg:font-family="'DejaVu Sans Mono'"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Footnote">
      <style:paragraph-properties fo:text-align="justify" style:justify-single-word="false"/>
    </style:style>
    <style:style style:name="P7" style:family="paragraph" style:parent-style-name="Footnote">
      <style:paragraph-properties fo:margin-left="0cm" fo:margin-right="0cm" fo:text-indent="0cm" style:auto-text-indent="false"/>
    </style:style>
    <style:style style:name="P8" style:family="paragraph" style:parent-style-name="Footnote">
      <style:paragraph-properties fo:margin-left="0cm" fo:margin-right="0cm" fo:text-align="justify" style:justify-single-word="false" fo:text-indent="0cm" style:auto-text-indent="false">
        <style:tab-stops/>
      </style:paragraph-properties>
    </style:style>
    <style:style style:name="P9" style:family="paragraph" style:parent-style-name="Footnote">
      <style:paragraph-properties fo:margin-left="0cm" fo:margin-right="0cm" fo:text-indent="0cm" style:auto-text-indent="false">
        <style:tab-stops/>
      </style:paragraph-properties>
    </style:style>
    <style:style style:name="P10" style:family="paragraph" style:parent-style-name="Note_20_de_20_bas_20_de_20_page">
      <style:paragraph-properties fo:text-align="justify" style:justify-single-word="false"/>
    </style:style>
    <style:style style:name="P11" style:family="paragraph" style:parent-style-name="Standard" style:master-page-name="MP0">
      <style:paragraph-properties style:page-number="auto" fo:break-before="page"/>
      <style:text-properties fo:font-size="16pt" fo:font-weight="bold" style:font-size-asian="16pt" style:font-weight-asian="bold" style:font-size-complex="16pt" style:font-weight-complex="bold"/>
    </style:style>
    <style:style style:name="P12" style:family="paragraph" style:parent-style-name="Standard">
      <style:paragraph-properties fo:text-align="justify" style:justify-single-word="false"/>
    </style:style>
    <style:style style:name="P13" style:family="paragraph" style:parent-style-name="Standard" style:list-style-name="L1">
      <style:paragraph-properties fo:text-align="justify" style:justify-single-word="false"/>
    </style:style>
    <style:style style:name="P14" style:family="paragraph" style:parent-style-name="Heading_20_1">
      <style:paragraph-properties fo:break-before="page"/>
    </style:style>
    <style:style style:name="P15" style:family="paragraph" style:parent-style-name="Heading_20_6">
      <style:paragraph-properties fo:break-before="page"/>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16cm" style:type="right" style:leader-style="dotted" style:leader-text="."/>
        </style:tab-stops>
      </style:paragraph-properties>
    </style:style>
    <style:style style:name="P18" style:family="paragraph" style:parent-style-name="Contents_20_2">
      <style:paragraph-properties>
        <style:tab-stops>
          <style:tab-stop style:position="15.501cm" style:type="right" style:leader-style="dotted" style:leader-text="."/>
        </style:tab-stops>
      </style:paragraph-properties>
    </style:style>
    <style:style style:name="P19" style:family="paragraph" style:parent-style-name="Footnote">
      <style:paragraph-properties fo:margin-left="0cm" fo:margin-right="0cm" fo:text-indent="0cm" style:auto-text-indent="false"/>
    </style:style>
    <style:style style:name="P20" style:family="paragraph" style:parent-style-name="Contents_20_3">
      <style:paragraph-properties>
        <style:tab-stops>
          <style:tab-stop style:position="15.002cm" style:type="right" style:leader-style="dotted" style:leader-text="."/>
        </style:tab-stops>
      </style:paragraph-properties>
    </style:style>
    <style:style style:name="P21" style:family="paragraph" style:parent-style-name="Contents_20_5">
      <style:paragraph-properties>
        <style:tab-stops>
          <style:tab-stop style:position="14.004cm" style:type="right" style:leader-style="dotted" style:leader-text="."/>
        </style:tab-stops>
      </style:paragraph-properties>
    </style:style>
    <style:style style:name="P22" style:family="paragraph" style:parent-style-name="Contents_20_4">
      <style:paragraph-properties>
        <style:tab-stops>
          <style:tab-stop style:position="14.503cm" style:type="right" style:leader-style="dotted" style:leader-text="."/>
        </style:tab-stops>
      </style:paragraph-properties>
    </style:style>
    <style:style style:name="P23" style:family="paragraph" style:parent-style-name="Contents_20_6">
      <style:paragraph-properties>
        <style:tab-stops>
          <style:tab-stop style:position="13.504cm" style:type="right" style:leader-style="dotted" style:leader-text="."/>
        </style:tab-stops>
      </style:paragraph-properties>
    </style:style>
    <style:style style:name="T1" style:family="text">
      <style:text-properties style:font-name="Times New Roman" style:font-name-complex="Times New Roman"/>
    </style:style>
    <style:style style:name="T2" style:family="text">
      <style:text-properties style:font-name="Arial" fo:font-weight="bold" style:font-weight-asian="bold" style:font-name-complex="Arial"/>
    </style:style>
    <style:style style:name="T3"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Université paris 8</text:p>
      <text:p text:style-name="P2">IUT MONTREUIL</text:p>
      <text:p text:style-name="P2"/>
      <text:p text:style-name="P3">Projet Bomberdose</text:p>
      <text:p text:style-name="P5">Réalisé par Quentin Leuly (GI), Francisco Micaelli (IN), Olivier Solliec (IN)</text:p>
      <text:p text:style-name="P5">Tuteur : Dario Vieira</text:p>
      <text:p text:style-name="P5">Le XX avril 2010</text:p>
      <text:p text:style-name="Standard"/>
      <text:p text:style-name="Standard">à mettre en page, j'ai la flemme</text:p>
      <text:p text:style-name="P1"/>
      <text:h text:style-name="P14" text:outline-level="1">Résumé du rapport</text:h>
      <text:p text:style-name="Standard">(on fera a la fin)</text:p>
      <text:p text:style-name="Standard"/>
      <text:h text:style-name="P14" text:outline-level="1">Summary</text:h>
      <text:p text:style-name="Standard">pareil</text:p>
      <text:p text:style-name="Standard"/>
      <text:p text:style-name="Standard"/>
      <text:p text:style-name="Standard"/>
      <text:p text:style-name="Contents_20_1"/>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6">Sommaire</text:p>
          </text:index-title>
          <text:p text:style-name="P17">Résumé du rapport<text:tab/>3</text:p>
          <text:p text:style-name="P17">Summary<text:tab/>4</text:p>
          <text:p text:style-name="P17">Introduction<text:tab/>6</text:p>
          <text:p text:style-name="P18">IJustification du projet<text:tab/>6</text:p>
          <text:p text:style-name="P18">IIAnalyse de l'existant<text:tab/>6</text:p>
          <text:p text:style-name="P20">AJeu original<text:tab/>6</text:p>
          <text:p text:style-name="P20">BProjets concurrents/voisins<text:tab/>7</text:p>
          <text:p text:style-name="P17">Développement<text:tab/>7</text:p>
          <text:p text:style-name="P18">ILa démarche<text:tab/>7</text:p>
          <text:p text:style-name="P20">ALa répartition des tâches<text:tab/>7</text:p>
          <text:p text:style-name="P20">BUtilisation d'outils de contrôle de version<text:tab/>8</text:p>
          <text:p text:style-name="P20">CDifficultés rencontrées et changements des spécifications techniques<text:tab/>9</text:p>
          <text:p text:style-name="P18">IILa réalisation<text:tab/>9</text:p>
          <text:p text:style-name="P20">ALe cahier des charges<text:tab/>9</text:p>
          <text:p text:style-name="P20">BManuel utilisateur<text:tab/>9</text:p>
          <text:p text:style-name="P20">CLa conception générale et détaillée de l'application<text:tab/>11</text:p>
          <text:p text:style-name="P22">1La communication<text:tab/>11</text:p>
          <text:p text:style-name="P21">aCoté serveur<text:tab/>11</text:p>
          <text:p text:style-name="P21">bCôté client<text:tab/>11</text:p>
          <text:p text:style-name="P21">cPorts utilisés<text:tab/>12</text:p>
          <text:p text:style-name="P21">dLes threads<text:tab/>12</text:p>
          <text:p text:style-name="P21">eLes Mutex<text:tab/>12</text:p>
          <text:p text:style-name="P20">DLa réalisation et la validation de l'application (En gros c'est le codage, et les tests?)<text:tab/>13</text:p>
          <text:p text:style-name="P22">1Le C++<text:tab/>13</text:p>
          <text:p text:style-name="P22">2La SFML<text:tab/>13</text:p>
          <text:p text:style-name="P22">3Le moteur de jeu<text:tab/>14</text:p>
          <text:p text:style-name="P21">aBomberdose<text:tab/>15</text:p>
          <text:p text:style-name="P21">bPlateau<text:tab/>15</text:p>
          <text:p text:style-name="P21">cJoueur<text:tab/>15</text:p>
          <text:p text:style-name="P21">dServer<text:tab/>15</text:p>
          <text:p text:style-name="P21">eSclient<text:tab/>15</text:p>
          <text:p text:style-name="P21">fStructure de données ToClient.h<text:tab/>16</text:p>
          <text:p text:style-name="P22">4Les macros<text:tab/>16</text:p>
          <text:p text:style-name="P22">5Le client<text:tab/>16</text:p>
          <text:p text:style-name="P21">aClient<text:tab/>16</text:p>
          <text:p text:style-name="P21">bStructure de données ToServer.h<text:tab/>16</text:p>
          <text:p text:style-name="P17">Conclusion générale<text:tab/>16</text:p>
          <text:p text:style-name="P17">Bibliographie<text:tab/>18</text:p>
          <text:p text:style-name="P17">Glossaire<text:tab/>19</text:p>
          <text:p text:style-name="P17">Annexes<text:tab/>20</text:p>
          <text:p text:style-name="P23">Annexe 1 : Licence New BSD<text:tab/>21</text:p>
        </text:index-body>
      </text:table-of-content>
      <text:p text:style-name="Contents_20_1"/>
      <text:p text:style-name="Contents_20_1"/>
      <text:p text:style-name="Standard"/>
      <text:p text:style-name="P1"/>
      <text:h text:style-name="Heading_20_1" text:outline-level="1">Introduction</text:h>
      <text:h text:style-name="Heading_20_2" text:outline-level="2">Justification du projet</text:h>
      <text:p text:style-name="Text_20_body">Nous allons aborder plusieurs objectifs qui représentent les idées de base du projet Bomberdose. Tout d'abord, le fait qu'il s'agisse d'un jeu nous a semblé une bonne idée d'un point de vue pédagogique, en effet pour des étudiants il est toujours plus intéressant de concevoir et réaliser un jeu qu'un logiciel de traitement de texte, par <text:s/>exemple.</text:p>
      <text:p text:style-name="Text_20_body">Ainsi, Bomberdose nous a semblé une bonne plate-forme pour intégrer les connaissances que nous avons acquises tout au long du DUT informatique, que ce soient modélisation UML et Merise, algorithmique et programmation temps réel ou protocoles réseaux et sockets.</text:p>
      <text:p text:style-name="Text_20_body">De plus, nous avons décidé d'apprendre un nouveau langage de programmation, le C++. Etant donné que la formation à l'IUT en programmation est presque uniquement centrée sur le langage Java, il nous a paru utile, a la fois pour notre culture d'informaticiens et pour faire preuve d'initiative, de programmer Bomberdose dans un langage qui est très populaire dans le monde de l'informatique. En effet, il existe de nombreux projets open-source réalisés en C++<text:span text:style-name="Appel_20_note_20_de_20_bas_20_de_20_p."><text:note text:id="ftn1" text:note-class="footnote"><text:note-citation>1</text:note-citation><text:note-body><text:p text:style-name="P6">Sourceforge.net, le c++ est en deuxième position avec 33520 projets après le java (42179), mars 2010</text:p></text:note-body></text:note></text:span>, et bien qu'ancien, ce langage est toujours assez important dans le monde du logiciel propriétaire.</text:p>
      <text:p text:style-name="Text_20_body">Enfin, il s'agit d'un bon exercice au maniement des logiciels de contrôle de versions (nous avons personnellement choisi SVN, appelé encore subversion, et notre code est disponible sur googlecode<text:span text:style-name="Appel_20_note_20_de_20_bas_20_de_20_p."><text:note text:id="ftn2" text:note-class="footnote"><text:note-citation>2</text:note-citation><text:note-body><text:p text:style-name="P6">http://code.google.com/p/bomberdose/</text:p></text:note-body></text:note></text:span> en licence new BSD<text:span text:style-name="Appel_20_note_20_de_20_bas_20_de_20_p."><text:note text:id="ftn3" text:note-class="footnote"><text:note-citation>3</text:note-citation><text:note-body><text:p text:style-name="P6">Annexe 1 – Licence new BSD</text:p></text:note-body></text:note></text:span>), qui sont indispensables au bon déroulement d'un projet open-source.</text:p>
      <text:h text:style-name="Heading_20_2" text:outline-level="2">Analyse de l'existant</text:h>
      <text:h text:style-name="Heading_20_3" text:outline-level="3">Jeu original</text:h>
      <text:p text:style-name="P4">Est ce qu'on décrit le fonctionnement du jeu ici, ou on le foutra ds le manuel utilisateur</text:p>
      <text:p text:style-name="Text_20_body">Le jeu original sur lequel est basé notre projet, Bomberman fut développé en 1983 par Hudson Soft. Il existe maintenant plus de 60 jeux dérivés, avec plus de dix millions de copies vendues<text:span text:style-name="Appel_20_note_20_de_20_bas_20_de_20_p."><text:note text:id="ftn4" text:note-class="footnote"><text:note-citation>4</text:note-citation><text:note-body><text:p text:style-name="P6">http://en.wikipedia.org/wiki/Bomberman</text:p></text:note-body></text:note></text:span> dans le monde entier. Etant l'un des pionniers des jeux multi-joueurs, il s'est rapidement établi comme référence dans le monde du jeu vidéo, notamment sur console Nintendo.</text:p>
      <text:h text:style-name="Heading_20_3" text:outline-level="3"><text:soft-page-break/>Projets concurrents/voisins</text:h>
      <text:p text:style-name="Text_20_body">Lors de notre recherche à la bibliothèque de l'iut sur les projets de fin d'années réalisés par les anciens élèves, nous sommes tombés sur un Bomberman-like réalisé en Java en 2007, à l'aide de la bibliothèque JADE<text:span text:style-name="Appel_20_note_20_de_20_bas_20_de_20_p."><text:note text:id="ftn5" text:note-class="footnote"><text:note-citation>5</text:note-citation><text:note-body><text:p text:style-name="P8"><text:s/>Bibliothèque pour le Java permettant l'implémentation de systèmes multi-agents, mettant à disposition de l'utilisateur des outils graphiques pour les phases de débugging et déploiement.</text:p></text:note-body></text:note></text:span>.</text:p>
      <text:p text:style-name="Text_20_body">Il était donc possible de réaliser un Bomberman-like qui respecte les spécifications du projet de fin d'année demandés par l'iut, même s'il ce projet ne correspond pas tout à fait à nos objectifs (langage différent, utilisation sockets).</text:p>
      <text:p text:style-name="Text_20_body">De plus, dans la liste des projets de cette année proposés par les professeurs, le jeu du labyrinthe en réseau est similaire aux spécifications techniques de notre projet : jeu en réseau en temps réel (jusqu'à 4 joueurs maximum), ramassage d'objets, contrainte de temps...</text:p>
      <text:h text:style-name="Heading_20_1" text:outline-level="1">Développement</text:h>
      <text:h text:style-name="Heading_20_2" text:outline-level="2">La démarche</text:h>
      <text:h text:style-name="Heading_20_3" text:outline-level="3">La répartition des tâches</text:h>
      <text:p text:style-name="Text_20_body">Le développement du Bomberdose a été divisé en trois grandes parties. Le premier est le réseau, c’est-à-dire la communication entre plusieurs machines via des échanges de socket<text:span text:style-name="Appel_20_note_20_de_20_bas_20_de_20_p."><text:note text:id="ftn6" text:note-class="footnote"><text:note-citation>6</text:note-citation><text:note-body><text:p text:style-name="P10"><text:s/>Modèle permettant la communication entre processus, aussi bien sur la même machine, qu’à travers une connexion réseau.</text:p></text:note-body></text:note></text:span>. Il y a ensuite le contrôleur, c’est-à-dire le moteur du jeu, qui définit les règles du programme, ainsi que ses limites. Enfin, nous avons la partie « vue », qui est la représentation du programme via l’interface utilisateur. Ces trois grandes parties seront étudiées de manière plus approfondie.</text:p>
      <text:p text:style-name="Text_20_body">Nous avons décidé d’une répartition des tâches selon plusieurs critères. La première était le temps disponible à consacrer au projet. En effet, les étudiants en option Génie Informatique avaient plusieurs projets en cours, et n’avaient donc pas autant de temps que les étudiants en option Imagerie Numérique à consacrer au projet. Le deuxième critère était l’intéressement de l’étudiant aux différentes parties disponibles. Enfin, nous avons distribué les tâches selon leur « début au plus tard<text:span text:style-name="Appel_20_note_20_de_20_bas_20_de_20_p."><text:note text:id="ftn7" text:note-class="footnote"><text:note-citation>7</text:note-citation><text:note-body><text:p text:style-name="Note_20_de_20_bas_20_de_20_page"><text:s/>Terme de management signifiant la date du commencement limite pour ne pas que le projet soit retardé.</text:p></text:note-body></text:note></text:span>». La vue peut être faite à la fin, nous l’avons donc confiée à Quentin. Au contraire, le moteur du jeu et le réseau doivent être codés rapidement pour effectuer les tests et débugger si nécessaire. Nous avons donc donné à faire le réseau à Olivier, car il voulait faire <text:soft-page-break/>cette partie, et nous avons donné à faire le moteur du jeu à Francisco, qui pensait pouvoir le faire correctement.</text:p>
      <text:h text:style-name="Heading_20_3" text:outline-level="3">Utilisation d'outils de contrôle de version</text:h>
      <text:p text:style-name="Text_20_body">Un outil de contrôle de gestion permet « de stocker des informations pour une ou plusieurs ressources informatiques permettant de récupérer toutes les versions intermédiaires des ressources, ainsi que les différences entre les versions. »<text:span text:style-name="Appel_20_note_20_de_20_bas_20_de_20_p."><text:note text:id="ftn8" text:note-class="footnote"><text:note-citation>8</text:note-citation><text:note-body><text:p text:style-name="P9"><text:s/>http://fr.wikipedia.org/wiki/Logiciel_de_gestion_de_versions</text:p></text:note-body></text:note></text:span></text:p>
      <text:p text:style-name="Text_20_body">Comme dit précédemment, nous avons choisi subversion, qui possède à la fois un client simple pour les utilisateurs de windows : Tortoise SVN<text:span text:style-name="Appel_20_note_20_de_20_bas_20_de_20_p."><text:note text:id="ftn9" text:note-class="footnote"><text:note-citation>9</text:note-citation><text:note-body><text:p text:style-name="P9"><text:s/>http://tortoisesvn.tigris.org/</text:p></text:note-body></text:note></text:span>, et un client à commande pour les utilisateurs de linux : SVN.</text:p>
      <text:p text:style-name="Text_20_body">Il est nécessaire de synchroniser un répertoire (ou repository en anglais) sur la machine locale avec le serveur ou est stocké le code (nous avons choisi googlecode, qui nous paraissait simple à l'utilisation).</text:p>
      <text:p text:style-name="Text_20_body">Il y a deux grandes options pour ces clients : « Commit », ou l'envoi du code vers le serveur, ou « Update » qui récupère le code du serveur et le met dans le répertoire synchronisé.</text:p>
      <text:p text:style-name="Text_20_body">Cependant il y a bien d'autres fonctionnalités, comme l'étude de la différence entre deux fichiers, ou la gestion des conflits entre fichiers.</text:p>
      <text:p text:style-name="Text_20_body">Nous recherchions depuis l'année dernière un outil de développement qui nous permette de travailler de chez nous, chacun à son rythme, sans devoir revenir périodiquement à l'iut pour se concerter. SVN nous permet ceci, en effet, au lieu d'avoir à se dire, voici la méthode que j'ai changée, voilà pourquoi, et voici le numéro de ligne qui change, SVN se charge de nous transmettre ces informations.</text:p>
      <text:p text:style-name="Text_20_body">Si nous essayons de récupérer un fichier sur le serveur alors que quelqu'un vient juste de le modifier, SVN va nous avertir, et nous propose plusieurs façons de régler le problème.</text:p>
      <text:p text:style-name="Text_20_body">Ainsi, en cas de panne de machine, de perte de code, d'insertion de nouveau bug qui n'était pas dans le code jusqu'à présent, SVN est l'assurance que toutes les versions de notre code sont sauvegardées et sont disponibles à tout moment de la journée, sans avoir à attendre qu'un collègue qui réside de l'autre côté de la planète doive se réveiller pour nous envoyer le code de l'application par mail.</text:p>
      <text:h text:style-name="Heading_20_3" text:outline-level="3"><text:soft-page-break/>Difficultés rencontrées et changements des spécifications techniques</text:h>
      <text:p text:style-name="Text_20_body">Nous nous sommes aperçus qu'avec la quantité d'objectifs que nous nous étions fixés, il n'est pas possible de tous les satisfaire. C'est pourquoi, la gestion du son, prévue à l'origine, ne sera pas effectuée. De plus, certains effets visuels, comme le clignotement des bombes ou des bonus, ne seront pas implémentés. La gestion des sprites (déplacement du joueur) n'étant pas simple lors d'un jeu en réseau, elle ne sera pas implémentée dans la version du Bomberdose que nous devons rendre pour le projet de fin de deuxième année de DUT informatique.</text:p>
      <text:h text:style-name="Heading_20_2" text:outline-level="2">La réalisation</text:h>
      <text:h text:style-name="Heading_20_3" text:outline-level="3">Le cahier des charges</text:h>
      <text:p text:style-name="Text_20_body">Le Bomberdose est une reprise de Bomberman, et nous avons décidé de garder le concept de ce jeu en mode multi-joueurs, dont le but est de tuer les autres joueurs grâce à des bombes. Nous avons réfléchi à ce que nous gardons du jeu original, et à ce que nous enlevons, par faute de temps ou compétences. Au final, nous avons décidé que : le Bomberdose se jouera entre deux et quatre joueurs ; il se jouera obligatoirement en réseau local, c’est-à-dire via plusieurs machines clients qui se connecteront à un serveur ; dans le jeu original, il y a une dizaine de bonus disponibles selon la version du jeu. Le Bomberdose n’en gardera que cinq avec la gestion de sept malus ; le Bomberdose sera intégralement codé en langage C++ grâce à la bibliothèque SFML<text:span text:style-name="Appel_20_note_20_de_20_bas_20_de_20_p."><text:note text:id="ftn10" text:note-class="footnote"><text:note-citation>10</text:note-citation><text:note-body><text:p text:style-name="Note_20_de_20_bas_20_de_20_page"><text:s/>Simple and Fast Multimedia Library, bibliothèque codé en C++ permettant l’implémentation simple et rapide d’élément pour les jeux 2D et 3D.</text:p></text:note-body></text:note></text:span>; le Bomberdose sera jouable sur différents systèmes d’exploitations, dont Linux et Windows ; le Bomberdose gérera le son, ainsi qu’une musique pendant une partie ; le Bomberdose se jouera en temps réel ; le Bomberdose gèrera les sprites<text:span text:style-name="Appel_20_note_20_de_20_bas_20_de_20_p."><text:note text:id="ftn11" text:note-class="footnote"><text:note-citation>11</text:note-citation><text:note-body><text:p text:style-name="Note_20_de_20_bas_20_de_20_page"><text:s/>Terme désignant un élément graphique qui peut se déplacer sur l’écran.</text:p></text:note-body></text:note></text:span> ; le Bomberdose sera jouable uniquement au clavier avec des touches prédéfinies ; enfin, le Bomberdose sera codé de manière claire, bien commenté, et le projet pourra être facilement repris par les futurs étudiants de deuxième année, si ils veulent l’améliorer, ou implémenter de nouvelles fonctionnalités.</text:p>
      <text:h text:style-name="Heading_20_3" text:outline-level="3">Manuel utilisateur</text:h>
      <text:p text:style-name="Text_20_body">Bienvenue dans le jeu du Bomberdose !</text:p>
      <text:p text:style-name="Text_20_body">Bomberdose est un jeu multijoueur en réseau, en temps réel, où il faut poser des bombes afin de se débarrasser de ses adversaires pour remporter la partie.</text:p>
      <text:p text:style-name="Text_20_body">Il est possible de ramasser des bonus pour augmenter ses aptitudes, cependant attention aux <text:soft-page-break/>malus, qui sont aussi dangereux que les bonus sont utiles!</text:p>
      <text:p text:style-name="Text_20_body">Ces bonus se cachent dans des murs cassables, que vous apprendrez vite à distinguer des murs incassables si vous souhaitez avoir une chance de survie dans BomberDose.</text:p>
      <text:p text:style-name="Text_20_body">Un jeu se caractérise par plusieurs parties et par des règles que nous allons aborder par la suite. Tant que personne n'a gagné autant de parties que le score prédéfini, une nouvelle partie sera lancée.</text:p>
      <text:p text:style-name="Text_20_body">Pour commencer à jouer, il faut tout d'abord lancer l'exécutable « serveurBomberdose » sur la machine qui servira d'hébergeur pour la partie, avec en paramètre le nombre de joueurs que vous souhaitez avoir en jeu, vous y compris. Ce nombre doit être compris entre 2 et 4 inclus.</text:p>
      <text:p text:style-name="Text_20_body">Vous allez ensuite être amenés à configurer les règles du jeu pour les parties (attention, ces règles sont les mêmes pour toutes les parties d'un jeu).</text:p>
      <text:p text:style-name="Text_20_body">Premièrement, il vous faut entrer le nombre de bonus de bombes, qui permettent aux joueurs qui les ramassent d'augmenter le nombre de bombes qu'ils peuvent poser.</text:p>
      <text:p text:style-name="Text_20_body">Ensuite, le nombre de bonus de flamme doit être inscrit, ce bonus augmente d'une case la portée des bombes du joueur qui en bénéficie.</text:p>
      <text:p text:style-name="Text_20_body">Vient ensuite le nombre de bonus de roller, qui permettent d'augmenter sa vitesse de déplacement.</text:p>
      <text:p text:style-name="Text_20_body">Enfin, il faut régler le nombre de malus qui se cacheront dans les murs cassables du jeu.</text:p>
      <text:p text:style-name="Text_20_body">Attention cependant, le nombre cumulé de bonus/malus ne doit pas être supérieur à 80.</text:p>
      <text:p text:style-name="Text_20_body">Une fois le nombre de bonus/malus réglé, vous avez la possibilité de déclarer le score à atteindre pour qu'un joueur gagne le jeu (si vous mettez 3, il y aura autant de parties qu'il faudra avant qu'un joueur atteigne 3).</text:p>
      <text:p text:style-name="Text_20_body">Et la dernière option, le temps d'une partie en minutes, doit être déterminé afin de savoir combien de temps dure une partie, si cette option est à 2 par exemple, si aucun joueur n'a remporté la partie en 2 minutes, la partie se termine et les scores ne changent pas par rapport à la partie d'avant; il s'agit d'un ex-æquo.</text:p>
      <text:p text:style-name="Text_20_body">Une fois tout ceci terminé, il faut lancer un client par joueur souhaitant se connecter au serveur. Il est nécessaire d'avoir autant de clients que le nombre de joueurs entré au lancement du serveur. Si le nombre est inférieur, la partie ne se lancera pas en attente d'un (des) joueur(s) supplémentaire(s). Si le nombre est supérieur, la partie se lancera avec le nombre de joueurs <text:soft-page-break/>prédéfini auparavant, et les autres ne pourront rien faire.</text:p>
      <text:p text:style-name="Text_20_body">Attention, un seul client peut être lancé par machine, et chaque client prend en paramètre l'adresse IP du serveur (qu'il est possible de voir sur la machine serveur).</text:p>
      <text:p text:style-name="Standard"/>
      <text:h text:style-name="Heading_20_3" text:outline-level="3">La conception générale et détaillée de l'application</text:h>
      <text:p text:style-name="Standard"/>
      <text:h text:style-name="Heading_20_4" text:outline-level="4">La communication</text:h>
      <text:p text:style-name="Text_20_body">La communication et le transport de données joue un rôle primordial dans le jeu du Bomberdose. En effet, comme le jeu est en réseau, s'il y a un problème au niveau du transport des données entre le serveur et le client, il ne pourra pas fonctionner.</text:p>
      <text:h text:style-name="Heading_20_5" text:outline-level="5">Coté serveur</text:h>
      <text:p text:style-name="Text_20_body">Il doit être possible d'envoyer de simples instructions aux clients connectés, comme pour dire qu'une nouvelle partie va commencer, ou que la partie en cours se termine. Comme ces informations ne sont pas envoyées constamment, il a été choisi comme protocole de transport <text:s/>le protocole TCP<text:span text:style-name="Appel_20_note_20_de_20_bas_20_de_20_p."><text:note text:id="ftn12" text:note-class="footnote"><text:note-citation>12</text:note-citation><text:note-body><text:p text:style-name="P9"><text:s/>Transmission Control Protocol, est un protocole de transport fiable en mode connecté, qui permet d'envoyer des données à l'aide de sockets</text:p></text:note-body></text:note></text:span>, qui assure que ces données arrivent et ne sont pas perdues en chemin.</text:p>
      <text:p text:style-name="Text_20_body">Ensuite, les données qui concernent l'état de la partie en cours (où est chaque joueur, quel est l'état de la case n°X, etc)<text:note text:id="ftn13" text:note-class="footnote"><text:note-citation>13</text:note-citation><text:note-body><text:p text:style-name="P7"><text:s/>Se reporter à l'annexe 4, struct ToClient.h</text:p></text:note-body></text:note> doivent être envoyées régulièrement au client afin que ce dernier puisse rafraîchir le plateau de jeu. L'intervalle d'envoi étant très court et le nombres de données à envoyer étant assez important, il a été choisi comme mode de transport le protocole UDP<text:span text:style-name="Appel_20_note_20_de_20_bas_20_de_20_p."><text:note text:id="ftn14" text:note-class="footnote"><text:note-citation>14</text:note-citation><text:note-body><text:p text:style-name="P9"><text:s/>User Datagram Protocol, il s'agit d'un protocole de transport simple et rapide, cependant il travaille en mode non connecté et est non fiable, il n'y a aucun contrôle de flux.</text:p></text:note-body></text:note></text:span>, ainsi si une trame s'égare ce n'est pas très grave puisque la suivante est juste derrière, et sur un réseau local les trames ne sont pas souvent perdues.</text:p>
      <text:h text:style-name="Heading_20_5" text:outline-level="5">Côté client</text:h>
      <text:p text:style-name="Text_20_body">Le client doit être à la fois capable de recevoir les instructions (en TCP) et les données des parties (UDP), mais il doit lui aussi envoyer l'intention du joueur (de se déplacer, ou de poser une bombe)<text:note text:id="ftn15" text:note-class="footnote"><text:note-citation>15</text:note-citation><text:note-body><text:p text:style-name="P7"><text:s/>Se reporter à l'annexe 5, struct ToServer.h</text:p></text:note-body></text:note>. Ces intentions peuvent être très rapprochées, il faut donc les envoyer rapidement. Pour cela, le protocole UDP semblait le plus approprié, en effet si une intention se perd ce n'est pas très grave, il suffit que le joueur reste appuyé sur une touche une fraction <text:soft-page-break/>de seconde de plus.</text:p>
      <text:h text:style-name="Heading_20_5" text:outline-level="5">Ports utilisés</text:h>
      <text:p text:style-name="Text_20_body">Il y aura donc trois tunnels de communication (définis par des ports), un tunnel TCP (port 44444) permettant d'envoyer et recevoir les instructions, deux tunnels UDP, port 44444 pour le transport de données serveur &gt; client, port 44445 pour le transit de données client &gt; serveur.</text:p>
      <text:h text:style-name="Heading_20_5" text:outline-level="5">Les threads<text:span text:style-name="Appel_20_note_20_de_20_bas_20_de_20_p."><text:note text:id="ftn16" text:note-class="footnote"><text:note-citation>16</text:note-citation><text:note-body><text:p text:style-name="P9"><text:s/>Permet d'effectuer plusieurs instructions en parallèle</text:p></text:note-body></text:note></text:span></text:h>
      <text:p text:style-name="Text_20_body">La programmation réseau nécessite souvent de réaliser plusieurs tâches simultanément. C'est le cas dans le BomberDose, où il faut par exemple à la fois recevoir des informations et en envoyer. Or les sockets sont bloquantes par défaut, donc si tout était dans le même thread, il faudrait attendre de recevoir des informations avant de pouvoir en envoyer et vice versa. Problème, si on ne reçoit pas d'information, on ne peut pas en envoyer, et vice versa. Nous avons donc décidé d'implémenter deux threads dans le serveur (un thread d'écoute des clients, et un thread d'envoi vers les clients), et un thread dans le client (un thread d'écoute du serveur, puisque les données envoyées au serveur ne nécessitent pas un envoi constant mais sont transférées à la demande). Il ne faut pas oublier le thread principal qui se trouve dans le main de chaque programme.</text:p>
      <text:p text:style-name="Text_20_body">Il aurait été possible de régler les socket en mode non bloquant, cependant il nous a paru plus simple (et plus sûr) d'implémenter des threads.</text:p>
      <text:h text:style-name="Heading_20_5" text:outline-level="5">Les Mutex<text:span text:style-name="Appel_20_note_20_de_20_bas_20_de_20_p."><text:note text:id="ftn17" text:note-class="footnote"><text:note-citation>17</text:note-citation><text:note-body><text:p text:style-name="P9"><text:s/>MUTual Exclusion, exclusion mutuelle</text:p></text:note-body></text:note></text:span></text:h>
      <text:p text:style-name="Text_20_body">L'implémentation de threads nous oblige à faire attention à l'accès et à l'écriture simultanés de variables. En effet, si dans le ThreadEcoute du serveur du BomberDose nous tentons de changer la position d'un joueur, et qu'en même temps le ThreadEnvoi récupère cette information pour l'envoyer aux clients, il se produit un crash de l'application. Il est impér<text:tab/>atif d'ajouter un drapeau qui signale à un processus que l'accès à une variable est en cours, et qui dit à(ux) processus qui tentent d'accéder en même temps à ces variables d'aller dormir en attendant leur tour.</text:p>
      <text:p text:style-name="Text_20_body">C'est là où les mutex entrent en jeu, en effet, nous en utilisons un pour les deux threads du <text:soft-page-break/>serveur. Pour les utiliser, il suffit de fermer le mutex au moment de l'accès aux données partagées, dans un thread. Si ce mutex est déjà fermé au moment de la demande de fermeture, le thread est mis en attente jusqu'au moment ou ce mutex se réouvre. Le mutex s'ouvre automatiquement une fois que la fonction qui l'a fermée se termine.</text:p>
      <text:h text:style-name="Heading_20_3" text:outline-level="3">La réalisation et la validation de l'application (En gros c'est le codage, et les tests?)</text:h>
      <text:h text:style-name="Heading_20_4" text:outline-level="4">Le C++</text:h>
      <text:p text:style-name="Text_20_body">Le C++ est actuellement le quatrième langage de programmation le plus utilisé au monde<text:span text:style-name="Appel_20_note_20_de_20_bas_20_de_20_p."><text:note text:id="ftn18" text:note-class="footnote"><text:note-citation>18</text:note-citation><text:note-body><text:p text:style-name="Note_20_de_20_bas_20_de_20_page"><text:s/>http://www.tiobe.com/index.php/content/paperinfo/tpci/index.html</text:p></text:note-body></text:note></text:span> (premier si on le regroupe avec le C). Il permet la programmation orientée objet que nous avons exploité pour le Bomberdose. Nous avons décidé d’utiliser le C++ pour plusieurs raisons. Tout d’abord, c’est un langage que nous n’apprenons pas dans l’établissement, où est plutôt enseigné Java. Le C++ est beaucoup plus puissant, car il permet de contrôler les adresses mémoires, et est beaucoup plus rapide. De plus, c’est un langage très rapide. Par contre, le langage est beaucoup plus difficile, et la syntaxe plus dure à assimiler.</text:p>
      <text:h text:style-name="Heading_20_4" text:outline-level="4">La SFML</text:h>
      <text:p text:style-name="Text_20_body">La SFML est une bibliothèque écrite en C++, et peut être utilisée dans d’autres langages que nous n’utiliserons pas. Nous avons choisis cette bibliothèque pour ses caractéristiques bien précises.</text:p>
      <text:p text:style-name="Text_20_body">Premièrement c’est une bibliothèque portable, c'est-à-dire que l’on peut la compiler quelque soit le système d’exploitation, et nous permet de remplir la condition de portabilité citée dans le cahier des charges.</text:p>
      <text:p text:style-name="Text_20_body">Ensuite, c’est une bibliothèque très facile à utiliser, avec une documentation complète sur le site internet, des exemples pour chaque méthode, et des explications pour chaque classe.</text:p>
      <text:p text:style-name="Text_20_body">La SFML est divisée en plusieurs modules : Audio, Graphique, Réseau, Système, et Fenêtrage. De ce fait, nous ne sommes pas obligé d’implémenter tous les modules si nous ne les utilisons pas tous. Pour le moteur de jeu par exemple, il est inutile d’importer les modules graphiques, qui seront beaucoup plus utiles dans la Vue. Le fait de ne pas importer tous les modules allège le jeu.</text:p>
      <text:p text:style-name="Text_20_body">La SFML permet une implémentation très simplifié de la partie graphique. Elle a en effet une classe appelée « RenderWindow » <text:s/>qui simplifie les rendus en 2D.</text:p>
      <text:p text:style-name="Text_20_body"><text:soft-page-break/>Enfin, la SFML dispose de plusieurs classes réseau qui permet une utilisation très simple et intuitive, telles que « SocketUDP », « SocketTCP » et « IPAdress ».</text:p>
      <text:p text:style-name="Text_20_body">Ainsi, la programmation réseau est très simplifiée, cependant nous aurions aimé avoir un moyen simple d'envoyer un tableau d'int par les sockets par exemple, dans Bomberdose nous avons préféré surcharger les opérateurs &gt;&gt; et &lt;&lt; et donc utiliser plusieurs integer.</text:p>
      <text:p text:style-name="Text_20_body">Prenons l'exemple des coordonnées des joueurs. Il faut communiquer les coordonnées de chaque joueur à tous les clients. Nous aurions aimé pour cela créer un tableau d'integer pour que la programmation en soit facilitée, cependant, à part la méthode <text:span text:style-name="T3">append(const void *Data, std::size_t SizeInBytes)</text:span> dans sf::Packet qui permet d'ajouter un tableau de « n'importe quoi », il n'y a que des méthodes de surcharge d'opérateur &gt;&gt; pour des integer simples. Autant l'append est facile, la récéption d'un packet qui contient des tableaux de « n'importe quoi » est compliquée, surtout lorsque différentes données transitent par les sockets (Coordonnées, état du joueur, plateau de jeu, etc). C'est pour cela que nous avons choisi d'envoyer les coordonnées des joueurs une par une, ce qui est faisable car notre jeu ne possède que maximum 4 joueurs, donc 8 coordonnées, mais s'il s'agissait d'un jeu avec une centaines de personnes, cela n'aurait pas été possible. Note : il est prévu dans la prochaine version de la SFML une classe qui aidera la manipulation de données par le réseau<text:note text:id="ftn19" text:note-class="footnote"><text:note-citation>19</text:note-citation><text:note-body><text:p text:style-name="P7"><text:s/><text:a xlink:type="simple" xlink:href="http://www.sfml-dev.org/tutorials/1.5/network-sockets.php">http://www.sfml-dev.org/tutorials/1.5/network-sockets.php</text:a>, bas de la page</text:p></text:note-body></text:note>.</text:p>
      <text:p text:style-name="Text_20_body">De même, lors de la diffusion de packets UDP sur le réseau local, plutôt que d'envoyer une fois le packet par client connectés, nous aurions aimé pouvoir créer un groupe avec le MultiCast comme en java<text:note text:id="ftn20" text:note-class="footnote"><text:note-citation>20</text:note-citation><text:note-body><text:p text:style-name="P7"><text:s/>http://java.sun.com/j2se/1.5.0/docs/api/java/net/MulticastSocket.html</text:p></text:note-body></text:note> afin d'envoyer une seule fois un packet pour tous les utilisateurs associés à ce groupe. Il aurait fallu utiliser une bibliothèque réseau plus avancée.</text:p>
      <text:p text:style-name="Standard"/>
      <text:h text:style-name="Heading_20_4" text:outline-level="4">Le moteur de jeu<text:span text:style-name="Appel_20_note_20_de_20_bas_20_de_20_p."><text:note text:id="ftn21" text:note-class="footnote"><text:note-citation>21</text:note-citation><text:note-body><text:p text:style-name="P9"><text:s/>Se rapporter à l'annexe 2, Diagramme de classe Moteur</text:p></text:note-body></text:note></text:span></text:h>
      <text:p text:style-name="Text_20_body">Le concept de « moteur de jeu » est très flou. La définition générale est « Un moteur de jeu est le regroupement de l'ensemble des moteurs spécialisés nécessaires à la réalisation d'un jeu<text:span text:style-name="Appel_20_note_20_de_20_bas_20_de_20_p."><text:note text:id="ftn22" text:note-class="footnote"><text:note-citation>22</text:note-citation><text:note-body><text:p text:style-name="Note_20_de_20_bas_20_de_20_page"><text:s/><text:span text:style-name="Police_20_par_20_défaut"><text:span text:style-name="T1">http://fr.wikipedia.org/wiki/Moteur_de_jeux</text:span></text:span></text:p></text:note-body></text:note></text:span> ». Il existe en effet plusieurs moteurs tels que le moteur réseau, le moteur physique, etc… Pour le Bomberdose, nous n’utiliserons pas cette définition. Le moteur du Bomberdose est ce qui défini les règles du jeu. C’est le moteur qui créé le plateau, place les joueurs, défini si un joueur peut ou non poser une bombe, etc… Nous allons détailler toutes les fonctions du moteur.</text:p>
      <text:h text:style-name="Heading_20_5" text:outline-level="5"><text:soft-page-break/>Bomberdose</text:h>
      <text:p text:style-name="Text_20_body">La classe Bomberdose est la classe principale du moteur de jeu. Sa fonction principale est de créer le plateau de jeu, les joueurs, fixer le score à atteindre, le nombre de bonus et malus ainsi que le temps d’une partie. Elle possède aussi des fonctions qui permettent de récupérer le gagnant d’une partie et savoir si ce joueur a atteint le score à atteindre.</text:p>
      <text:p text:style-name="Text_20_body"/>
      <text:h text:style-name="Heading_20_5" text:outline-level="5">Plateau</text:h>
      <text:p text:style-name="Text_20_body">La classe Plateau représente le plateau de jeu. Elle est composée de Cases, qui elle-même peuvent contenir des objets. Le plateau est une des classes les plus importantes du moteur, car c’est elle qui gère tout les évènements liés à chacun de ses éléments. C’est elle par exemple qui va vérifier si une bombe doit exploser ou non, et si c’est le cas, le plateau créera des flammes sur les cases adjacentes, et si un objet est sur le chemin, il se fera détruire si c’est un objet destructible.</text:p>
      <text:p text:style-name="Text_20_body">En outre, le plateau est construit de manière aléatoire, c'est-à-dire que d’une partie à une autre, les murs ne seront pas placés aux mêmes endroits, à l’exception des murs incassables. Ce concept de placement aléatoire est repris directement du jeu original, où chaque partie est différente, ce qui rajoute un peu de diversité et d’amusement.</text:p>
      <text:h text:style-name="Heading_20_5" text:outline-level="5"><text:span text:style-name="Police_20_par_20_défaut"><text:span text:style-name="T2">Joueur</text:span></text:span></text:h>
      <text:p text:style-name="Text_20_body">J’écrirai demain !</text:p>
      <text:h text:style-name="Heading_20_5" text:outline-level="5">Server</text:h>
      <text:p text:style-name="Text_20_body">La classe Server est la classe principale de gestion des communications côté serveur, elle contient un attribut Bomberdose qui lui permettra de créer une nouvelle partie ou d'enregistrer les actions des joueurs une fois leurs requêtes reçues par la classe « ThreadEcoute ». De plus, l'accès à cet attribut permet de récupérer les informations importantes au déroulement d'une partie, qui seront envoyées aux clients par l'intermédiaire de la classe « ThreadEnvoi ».</text:p>
      <text:h text:style-name="Heading_20_5" text:outline-level="5">Sclient</text:h>
      <text:p text:style-name="Text_20_body">Chaque client est représenté par une classe Sclient (appelée ainsi pour le pas confondre avec la classe Client). Cette dernière stocke l'adresse ip du client, et son numéro de connexion. La classe Server contient une liste de Sclient afin de pouvoir communiquer avec tous les clients <text:soft-page-break/>connectés au début de la partie.</text:p>
      <text:h text:style-name="Heading_20_5" text:outline-level="5">Structure de données ToClient.h<text:note text:id="ftn0" text:note-class="footnote"><text:note-citation>23</text:note-citation><text:note-body><text:p text:style-name="Footnote">Annexe 4, struct ToClient.h</text:p></text:note-body></text:note></text:h>
      <text:p text:style-name="Text_20_body">Cette structure permet de définir les données UDP de partie telles qu'elles sont envoyées aux clients. On y retrouve un plateau de jeu (tableau de char), et pour chaque joueur un booléen qui représente son état (mort/vivant) ainsi que deux integer, positions du joueur relatives aux pixels du plateau.</text:p>
      <text:p text:style-name="Text_20_body"/>
      <text:h text:style-name="Heading_20_4" text:outline-level="4">Les macros</text:h>
      <text:p text:style-name="Text_20_body">Les macros sont très importantes en c++, c'est là ou sont définies les constantes, et ceci nous évite de changer tout le code lorsqu'il est nécessaire d'effectuer un changement sur une variable qui se répète plusieurs fois.</text:p>
      <text:p text:style-name="Text_20_body">De plus, on peut y mettre des fonctions simples qui sont utilisées plusieurs fois.</text:p>
      <text:h text:style-name="Heading_20_4" text:outline-level="4">Le client<text:span text:style-name="Appel_20_note_20_de_20_bas_20_de_20_p."><text:note text:id="ftn23" text:note-class="footnote"><text:note-citation>24</text:note-citation><text:note-body><text:p text:style-name="Footnote">Se référer au diagramme de classe Client, annexe 3</text:p></text:note-body></text:note></text:span></text:h>
      <text:h text:style-name="Heading_20_5" text:outline-level="5">Client</text:h>
      <text:p text:style-name="Text_20_body">La classe « Client » est l'homologue de la classe Server de côté client, en effet, c'est la classe principale qui gère la communication avec le serveur. Elle possède une sous classe d'écoute, « ThreadEcoute », qui reçoit les données de parties et une sous classe d'envoi, « Envoi », qui envoie les intentions des joueurs en fonction des écouteurs des boutons appuyés.</text:p>
      <text:h text:style-name="Heading_20_5" text:outline-level="5">Structure de données ToServer.h<text:note text:id="ftn24" text:note-class="footnote"><text:note-citation>25</text:note-citation><text:note-body><text:p text:style-name="Footnote">Annexe 5, struct ToServer.h</text:p></text:note-body></text:note></text:h>
      <text:p text:style-name="Text_20_body">Cette structure représente les données UDP envoyées au serveur par tous les clients. Il s'agit en fait de booléens représentant la touche appuyée, ↑↓→← pour se déplacer, ou la barre d'espace, pour poser une bombe.</text:p>
      <text:h text:style-name="Heading_20_1" text:outline-level="1">Conclusion générale</text:h>
      <text:p text:style-name="Text_20_body">Nous pensons que chaque membre de notre équipe a pu comprendre, approfondir et apprendre <text:s/>de nombreux points grâce à l'élaboration de ce projet, tant au niveau technique qu'au niveau relationnel. En effet, nous possédons maintenant des bases en c++, notamment en rapport avec <text:soft-page-break/>les pointeurs et références qui n'existent pas en java, mais aussi au niveau de la syntaxe générale qui est différente. Et nous avons acquis les bases de la conception de projets open source, grâce à l'utilisation d'outils de contrôle de versions. De plus, chacun a tiré profit de sa partie, que ce soit Francisco et la conception de son moteur de jeu, Quentin et la partie graphique/écouteurs, Olivier et la communication réseau.</text:p>
      <text:p text:style-name="Text_20_body">La sfml nous a permis l'accès a des fonctions simples, cependant nous aurions aimé avoir des fonctions un peu plus avancées, peut être que nous n'aurions pas du nous contenter d'une seule bibliothèque, mais par manque de temps, nous avons préféré laisser le projet comme tel plutôt que d'effectuer tous ces changements au dernier moment.</text:p>
      <text:p text:style-name="Text_20_body">Nous avons aussi gagné de l'expérience en management de projet, en effet, nous avons vu qu'il n'était pas simple de créer un projet de toute pièce, contrairement au projet de première année où toutes les méthodes et modèles (UML ou MERISE) sont donnés. La conception et réalisation d'un projet ne sont pas aussi simples qu'elles en ont l'air, même si les idées de ce que l'on veut obtenir sont claires. Encore une fois, réaliser un projet depuis le début nous a été bénéfique, et il est souhaitable que tout le monde passe par là afin de se rendre compte de la difficulté d'une telle entreprise.</text:p>
      <text:h text:style-name="P14" text:outline-level="1">Bibliographie</text:h>
      <text:p text:style-name="Standard">http://wikipedia.fr/index.php site d'encyclopédie libre</text:p>
      <text:p text:style-name="Standard">http://www.tiobe.com/ ???</text:p>
      <text:p text:style-name="Standard">http://code.google.com/ Là ou est stocké notre projet</text:p>
      <text:p text:style-name="Standard">http://sourceforge.net/ Site de référence de l'open source</text:p>
      <text:p text:style-name="Standard">http://www.siteduzero.com/, site proposant des tutoriels, utilisé pour le c++</text:p>
      <text:p text:style-name="Standard">http://cpp.developpez.com/ site proposant des cours et tutoriels avancés pour le c++</text:p>
      <text:p text:style-name="Standard">http://tortoisesvn.tigris.org/ tortoise SVN</text:p>
      <text:p text:style-name="Standard">http://www.sfml-dev.org/ Tutoriels et API de la sfml</text:p>
      <text:h text:style-name="P14" text:outline-level="1">Glossaire</text:h>
      <text:p text:style-name="Text_20_body">Adresse IP</text:p>
      <text:p text:style-name="Text_20_body">Booléen</text:p>
      <text:p text:style-name="Text_20_body">Client</text:p>
      <text:p text:style-name="Text_20_body">Ecouteur</text:p>
      <text:p text:style-name="Text_20_body">Evenement</text:p>
      <text:p text:style-name="Text_20_body">Int/integer</text:p>
      <text:p text:style-name="Text_20_body">MERISE</text:p>
      <text:p text:style-name="Text_20_body">Moteur</text:p>
      <text:p text:style-name="Text_20_body">MultiCast</text:p>
      <text:p text:style-name="Text_20_body">Mutex</text:p>
      <text:p text:style-name="Text_20_body">MVC</text:p>
      <text:p text:style-name="Text_20_body">OpenSource</text:p>
      <text:p text:style-name="Text_20_body">Packets</text:p>
      <text:p text:style-name="Text_20_body">Pointeur </text:p>
      <text:p text:style-name="Text_20_body">Référence</text:p>
      <text:p text:style-name="Text_20_body">Serveur/Server</text:p>
      <text:p text:style-name="Text_20_body">Sprites</text:p>
      <text:p text:style-name="Text_20_body">SVN</text:p>
      <text:p text:style-name="Text_20_body">Tableau de variables</text:p>
      <text:p text:style-name="Text_20_body">Thread</text:p>
      <text:p text:style-name="Text_20_body">UML </text:p>
      <text:h text:style-name="P14" text:outline-level="1">Annexes</text:h>
      <text:p text:style-name="Text_20_body">Annexe 1 : Copie de licence new BSD</text:p>
      <text:p text:style-name="Text_20_body">Annexe 2 : Diagramme de classe Serveur/moteur</text:p>
      <text:p text:style-name="Text_20_body">Annexe 3 : Diagramme de classe Client</text:p>
      <text:p text:style-name="Text_20_body">Annexe 4 : Struct ToClient.h et surcharge d'opérateurs &gt;&gt; &lt;&lt;</text:p>
      <text:p text:style-name="Text_20_body">Annexe 5 : Struct ToServer.h et surcharge d'opérateurs &gt;&gt; &lt;&lt;</text:p>
      <text:p text:style-name="Text_20_body"/>
      <text:h text:style-name="P15" text:outline-level="6">Annexe 1 : Licence New BSD</text:h>
      <text:p text:style-name="Standard">Copyright (c) &lt;year&gt;, &lt;copyright holder&gt;</text:p>
      <text:p text:style-name="Standard">All rights reserved.</text:p>
      <text:p text:style-name="Standard"/>
      <text:p text:style-name="P12">Redistribution and use in source and binary forms, with or without modification, are permitted provided that the following conditions are met:</text:p>
      <text:list xml:id="list1565289401" text:style-name="L1">
        <text:list-item>
          <text:p text:style-name="P13">Redistributions of source code must retain the above copyright notice, this list of conditions and the following disclaimer.</text:p>
        </text:list-item>
        <text:list-item>
          <text:p text:style-name="P13">Redistributions in binary form must reproduce the above copyright notice, this list of conditions and the following disclaimer in the documentation and/or other materials provided with the distribution.</text:p>
        </text:list-item>
        <text:list-item>
          <text:p text:style-name="P13">Neither the name of the &lt;organization&gt; nor the names of its contributors may be used to endorse or promote products derived from this software without specific prior written permission.</text:p>
        </text:list-item>
      </text:list>
      <text:p text:style-name="Standard"/>
      <text:p text:style-name="P12">THIS SOFTWARE IS PROVIDED BY THE COPYRIGHT HOLDERS AND CONTRIBUTORS "AS IS" AND ANY EXPRESS OR IMPLIED WARRANTIES, INCLUDING, BUT NOT LIMITED TO, THE IMPLIED WARRANTIES OF MERCHANTABILITY AND FITNESS FOR A PARTICULAR PURPOSE ARE DISCLAIMED. IN NO EVENT SHALL &lt;COPYRIGHT HOLDER&gt; BE LIABLE FOR ANY</text:p>
      <text:p text:style-name="P12">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text:p>
      <text:p text:style-name="P12">SOFTWARE, EVEN IF ADVISED OF THE POSSIBILITY OF SUCH DAMAGE.</text:p>
      <text:p text:style-name="Text_20_body"/>
      <text:p text:style-name="Text_20_body">Il était nécessaire de choisir une licence parmi une dizaine<text:note text:id="ftn25" text:note-class="footnote"><text:note-citation>26</text:note-citation><text:note-body><text:p text:style-name="P7"><text:s/>Voir <text:a xlink:type="simple" xlink:href="http://code.google.com/hosting/createProject">http://code.google.com/hosting/createProject</text:a> pour la liste complète</text:p></text:note-body></text:note> si l'on voulait que notre projet soit hébergé par Google Code, et la licence New BSD nous a paru être la plus simple et appropriée pour le projet Bomberdose. Il faut remplacer le &lt;Year&gt; par l'année 2010, &lt;Copyright Holder&gt; par la personne morale ou physique qui possède les droits du Bomberdose, &lt;organization&gt; par l'iut de montreuil peut êtr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 Mono" svg:font-family="'DejaVu Sans Mono'"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fo:text-shadow="none" style:text-underline-style="none" fo:font-weight="normal" style:letter-kerning="true" style:font-size-asian="12pt" style:language-asian="fr" style:country-asian="F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Nimbus Roman No9 L" fo:font-size="12pt" fo:letter-spacing="normal" fo:language="fr" fo:country="FR" fo:font-style="normal" fo:text-shadow="none" style:text-underline-style="none" fo:font-weight="normal" style:letter-kerning="true" fo:background-color="transparent" style:font-name-asian="DejaVu Sans" style:font-size-asian="12pt" style:language-asian="fr" style:country-asian="FR" style:font-style-asian="normal" style:font-weight-asian="normal" style:font-name-complex="DejaVu Sans"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Nimbus Sans 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line-height="150%" fo:text-align="justify" style:justify-single-word="false" fo:hyphenation-ladder-count="no-limit"/>
      <style:text-properties style:font-name="Times New Roman" style:font-name-complex="Times New Roman"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text-align="center" style:justify-single-word="false" fo:hyphenation-ladder-count="no-limit"/>
      <style:text-properties style:font-name="Arial" fo:font-size="18pt" fo:font-weight="bold" style:font-size-asian="18pt"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text-align="center" style:justify-single-word="false" fo:hyphenation-ladder-count="no-limit"/>
      <style:text-properties style:font-name="Arial" fo:font-style="italic" fo:font-weight="bold" style:font-style-asian="italic" style:font-weight-asian="bold" style:font-style-complex="italic"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left="0cm" fo:margin-right="0cm" fo:hyphenation-ladder-count="no-limit" fo:text-indent="0.75cm" style:auto-text-indent="false"/>
      <style:text-properties fo:font-size="12pt" fo:font-weight="bold" style:font-size-asian="12pt"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margin-left="0cm" fo:margin-right="0cm" fo:hyphenation-ladder-count="no-limit" fo:text-indent="0.75cm" style:auto-text-indent="false"/>
      <style:text-properties fo:font-size="12pt" fo:font-style="italic" fo:font-weight="bold" style:font-size-asian="12pt" style:font-style-asian="italic" style:font-weight-asian="bold"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margin-left="0cm" fo:margin-right="0cm" fo:hyphenation-ladder-count="no-limit" fo:text-indent="0.499cm" style:auto-text-indent="false"/>
      <style:text-properties fo:font-size="12pt" fo:font-weight="bold" style:font-size-asian="12pt"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e" style:family="paragraph" style:parent-style-name="Text_20_body">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cm" style:type="right" style:leader-style="dotted" style:leader-tex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7.999cm" style:type="center"/>
          <style:tab-stop style:position="16cm" style:type="righ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5.501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2cm" style:type="right" style:leader-style="dotted" style:leader-text="."/>
        </style:tab-stops>
      </style:paragraph-properties>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Note_20_de_20_fin" style:display-name="Note de fin" style:family="paragraph" style:parent-style-name="Normal">
      <style:paragraph-properties fo:hyphenation-ladder-count="no-limit"/>
      <style:text-properties fo:font-size="10pt" style:font-size-asian="10pt" style:font-size-complex="10pt" fo:hyphenate="false" fo:hyphenation-remain-char-count="0" fo:hyphenation-push-char-count="0"/>
    </style:style>
    <style:style style:name="Note_20_de_20_bas_20_de_20_page" style:display-name="Note de bas de page" style:family="paragraph" style:parent-style-name="Normal">
      <style:paragraph-properties fo:hyphenation-ladder-count="no-limit"/>
      <style:text-properties fo:font-size="10pt" style:font-size-asian="10pt" style:font-size-complex="10pt"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2cm" style:type="right" style:leader-style="dotted" style:leader-text="."/>
        </style:tab-stops>
      </style:paragraph-properties>
      <style:text-properties fo:hyphenate="false" fo:hyphenation-remain-char-count="0" fo:hyphenation-push-char-count="0"/>
    </style:style>
    <style:style style:name="Text_20_body_20_indent" style:display-name="Text body indent" style:family="paragraph" style:parent-style-name="Text_20_body" style:class="text">
      <style:paragraph-properties fo:margin-left="0.499cm" fo:margin-right="0cm" fo:hyphenation-ladder-count="no-limit" fo:text-indent="0cm" style:auto-text-indent="false">
        <style:tab-stops/>
      </style:paragraph-properties>
      <style:text-properties fo:hyphenate="false" fo:hyphenation-remain-char-count="0" fo:hyphenation-push-char-count="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67%"/>
    </style:style>
    <style:style style:name="Appel_20_note_20_de_20_bas_20_de_20_p." style:display-name="Appel note de bas de p." style:family="text" style:parent-style-name="Police_20_par_20_défaut">
      <style:text-properties style:text-position="super 67%"/>
    </style:style>
    <style:style style:name="Pied_20_de_20_page_20_Car" style:display-name="Pied de page Car" style:family="text" style:parent-style-name="Police_20_par_20_défaut"/>
    <style:style style:name="Note_20_de_20_fin_20_Car" style:display-name="Note de fin Car" style:family="text" style:parent-style-name="Police_20_par_20_défaut">
      <style:text-properties fo:font-size="10pt" style:font-size-asian="10pt" style:font-size-complex="10pt"/>
    </style:style>
    <style:style style:name="Appel_20_de_20_note_20_de_20_fin" style:display-name="Appel de note de fin" style:family="text" style:parent-style-name="Police_20_par_20_défaut">
      <style:text-properties style:text-position="super 67%"/>
    </style:style>
    <style:style style:name="Note_20_de_20_bas_20_de_20_page_20_Car" style:display-name="Note de bas de page Car" style:family="text" style:parent-style-name="Police_20_par_20_défaut">
      <style:text-properties fo:font-size="10pt" style:font-size-asian="10pt" style:font-size-complex="10pt"/>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I">
        <style:list-level-properties/>
      </text:outline-level-style>
      <text:outline-level-style text:level="3" style:num-format="A" style:num-letter-sync="true">
        <style:list-level-properties/>
      </text:outline-level-style>
      <text:outline-level-style text:level="4" style:num-format="1">
        <style:list-level-properties/>
      </text:outline-level-style>
      <text:outline-level-style text:level="5" style:num-format="a" style:num-letter-sync="true">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format="a" style:num-letter-sync="true">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format="a" style:num-letter-sync="true">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text:citation-style-name="Appel_20_de_20_note_20_de_20_fin" text:citation-body-style-name="Appel_20_de_20_note_20_de_20_fin"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3cm" fo:margin-right="2cm" style:writing-mode="lr-tb" style:footnote-max-height="0cm">
        <style:footnote-sep style:width="0.018cm" style:adjustment="left" style:rel-width="33%" style:color="#000000"/>
      </style:page-layout-properties>
      <style:header-style/>
      <style:footer-style>
        <style:header-footer-properties fo:min-height="0.998cm" fo:margin-left="0cm" fo:margin-right="0cm" fo:margin-top="0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 <text:s text:c="142"/><text:page-number text:select-page="current">20</text:page-number>/<text:page-count>21</text:page-coun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Oli </meta:initial-creator>
    <dc:creator>Oli </dc:creator>
    <meta:creation-date>2010-03-30T19:14:00Z</meta:creation-date>
    <dc:date>2010-04-05T11:58:33</dc:date>
    <meta:editing-cycles>242</meta:editing-cycles>
    <meta:editing-duration>PT16H06M00S</meta:editing-duration>
    <meta:document-statistic meta:table-count="0" meta:image-count="0" meta:object-count="0" meta:page-count="21" meta:paragraph-count="234" meta:word-count="4947" meta:character-count="30256"/>
    <meta:template xlink:type="simple" xlink:actuate="onRequest" xlink:title="" xlink:href="Normal.dotm"/>
  </office:meta>
</office:document-meta>
</file>